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6" calcext:value-type="float">
            <text:p><text:s text:c="3"/>7,746</text:p>
          </table:table-cell>
          <table:table-cell table:style-name="ce36" office:value-type="float" office:value="142479" calcext:value-type="float">
            <text:p><text:s text:c="3"/>142,479</text:p>
          </table:table-cell>
          <table:table-cell table:style-name="ce36" office:value-type="float" office:value="9004145" calcext:value-type="float">
            <text:p><text:s text:c="3"/>9,004,145</text:p>
          </table:table-cell>
          <table:table-cell table:style-name="ce36" office:value-type="float" office:value="23268991" calcext:value-type="float">
            <text:p><text:s text:c="3"/>23,268,991</text:p>
          </table:table-cell>
          <table:table-cell table:style-name="ce36" office:value-type="float" office:value="11523301" calcext:value-type="float">
            <text:p><text:s text:c="3"/>11,523,301</text:p>
          </table:table-cell>
          <table:table-cell table:style-name="ce36" office:value-type="float" office:value="11745690" calcext:value-type="float">
            <text:p><text:s text:c="3"/>11,745,690</text:p>
          </table:table-cell>
          <table:table-cell table:style-name="ce53" office:value-type="float" office:value="98.11" calcext:value-type="float">
            <text:p>98.11</text:p>
          </table:table-cell>
          <table:table-cell table:style-name="ce53" office:value-type="float" office:value="642.84" calcext:value-type="float">
            <text:p>642.84</text:p>
          </table:table-cell>
          <table:table-cell table:style-name="ce64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6" calcext:value-type="float">
            <text:p><text:s text:c="3"/>7,746</text:p>
          </table:table-cell>
          <table:table-cell table:style-name="ce36" office:value-type="float" office:value="142480" calcext:value-type="float">
            <text:p><text:s text:c="3"/>142,480</text:p>
          </table:table-cell>
          <table:table-cell table:style-name="ce36" office:value-type="float" office:value="9002584" calcext:value-type="float">
            <text:p><text:s text:c="3"/>9,002,584</text:p>
          </table:table-cell>
          <table:table-cell table:style-name="ce36" office:value-type="float" office:value="23215015" calcext:value-type="float">
            <text:p><text:s text:c="3"/>23,215,015</text:p>
          </table:table-cell>
          <table:table-cell table:style-name="ce36" office:value-type="float" office:value="11493738" calcext:value-type="float">
            <text:p><text:s text:c="3"/>11,493,738</text:p>
          </table:table-cell>
          <table:table-cell table:style-name="ce36" office:value-type="float" office:value="11721277" calcext:value-type="float">
            <text:p><text:s text:c="3"/>11,721,277</text:p>
          </table:table-cell>
          <table:table-cell table:style-name="ce53" office:value-type="float" office:value="98.06" calcext:value-type="float">
            <text:p>98.06</text:p>
          </table:table-cell>
          <table:table-cell table:style-name="ce53" office:value-type="float" office:value="641.35" calcext:value-type="float">
            <text:p>641.35</text:p>
          </table:table-cell>
          <table:table-cell table:style-name="ce64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03" calcext:value-type="float">
            <text:p><text:s text:c="3"/>142,503</text:p>
          </table:table-cell>
          <table:table-cell table:style-name="ce36" office:value-type="float" office:value="9008300" calcext:value-type="float">
            <text:p><text:s text:c="3"/>9,008,300</text:p>
          </table:table-cell>
          <table:table-cell table:style-name="ce36" office:value-type="float" office:value="23196178" calcext:value-type="float">
            <text:p><text:s text:c="3"/>23,196,178</text:p>
          </table:table-cell>
          <table:table-cell table:style-name="ce36" office:value-type="float" office:value="11482441" calcext:value-type="float">
            <text:p><text:s text:c="3"/>11,482,441</text:p>
          </table:table-cell>
          <table:table-cell table:style-name="ce36" office:value-type="float" office:value="11713737" calcext:value-type="float">
            <text:p><text:s text:c="3"/>11,713,737</text:p>
          </table:table-cell>
          <table:table-cell table:style-name="ce53" office:value-type="float" office:value="98.03" calcext:value-type="float">
            <text:p>98.03</text:p>
          </table:table-cell>
          <table:table-cell table:style-name="ce53" office:value-type="float" office:value="640.83" calcext:value-type="float">
            <text:p>640.83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7" calcext:value-type="float">
            <text:p><text:s text:c="3"/>7,747</text:p>
          </table:table-cell>
          <table:table-cell table:style-name="ce36" office:value-type="float" office:value="142506" calcext:value-type="float">
            <text:p><text:s text:c="3"/>142,506</text:p>
          </table:table-cell>
          <table:table-cell table:style-name="ce36" office:value-type="float" office:value="9014700" calcext:value-type="float">
            <text:p><text:s text:c="3"/>9,014,700</text:p>
          </table:table-cell>
          <table:table-cell table:style-name="ce36" office:value-type="float" office:value="23186278" calcext:value-type="float">
            <text:p><text:s text:c="3"/>23,186,278</text:p>
          </table:table-cell>
          <table:table-cell table:style-name="ce36" office:value-type="float" office:value="11475116" calcext:value-type="float">
            <text:p><text:s text:c="3"/>11,475,116</text:p>
          </table:table-cell>
          <table:table-cell table:style-name="ce36" office:value-type="float" office:value="11711162" calcext:value-type="float">
            <text:p><text:s text:c="3"/>11,711,162</text:p>
          </table:table-cell>
          <table:table-cell table:style-name="ce53" office:value-type="float" office:value="97.98" calcext:value-type="float">
            <text:p>97.98</text:p>
          </table:table-cell>
          <table:table-cell table:style-name="ce53" office:value-type="float" office:value="640.56" calcext:value-type="float">
            <text:p>640.5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26456" calcext:value-type="float">
            <text:p><text:s text:c="3"/>9,026,456</text:p>
          </table:table-cell>
          <table:table-cell table:style-name="ce36" office:value-type="float" office:value="23190064" calcext:value-type="float">
            <text:p><text:s text:c="3"/>23,190,064</text:p>
          </table:table-cell>
          <table:table-cell table:style-name="ce36" office:value-type="float" office:value="11475027" calcext:value-type="float">
            <text:p><text:s text:c="3"/>11,475,027</text:p>
          </table:table-cell>
          <table:table-cell table:style-name="ce36" office:value-type="float" office:value="11715037" calcext:value-type="float">
            <text:p><text:s text:c="3"/>11,715,037</text:p>
          </table:table-cell>
          <table:table-cell table:style-name="ce53" office:value-type="float" office:value="97.95" calcext:value-type="float">
            <text:p>97.95</text:p>
          </table:table-cell>
          <table:table-cell table:style-name="ce53" office:value-type="float" office:value="640.66" calcext:value-type="float">
            <text:p>640.6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5" calcext:value-type="float">
            <text:p><text:s text:c="3"/>142,535</text:p>
          </table:table-cell>
          <table:table-cell table:style-name="ce36" office:value-type="float" office:value="9042909" calcext:value-type="float">
            <text:p><text:s text:c="3"/>9,042,909</text:p>
          </table:table-cell>
          <table:table-cell table:style-name="ce36" office:value-type="float" office:value="23194554" calcext:value-type="float">
            <text:p><text:s text:c="3"/>23,194,554</text:p>
          </table:table-cell>
          <table:table-cell table:style-name="ce36" office:value-type="float" office:value="11475623" calcext:value-type="float">
            <text:p><text:s text:c="3"/>11,475,623</text:p>
          </table:table-cell>
          <table:table-cell table:style-name="ce36" office:value-type="float" office:value="11718931" calcext:value-type="float">
            <text:p><text:s text:c="3"/>11,718,931</text:p>
          </table:table-cell>
          <table:table-cell table:style-name="ce53" office:value-type="float" office:value="97.92" calcext:value-type="float">
            <text:p>97.92</text:p>
          </table:table-cell>
          <table:table-cell table:style-name="ce53" office:value-type="float" office:value="640.79" calcext:value-type="float">
            <text:p>640.79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062527" calcext:value-type="float">
            <text:p><text:s text:c="3"/>9,062,527</text:p>
          </table:table-cell>
          <table:table-cell table:style-name="ce36" office:value-type="float" office:value="23198133" calcext:value-type="float">
            <text:p><text:s text:c="3"/>23,198,133</text:p>
          </table:table-cell>
          <table:table-cell table:style-name="ce36" office:value-type="float" office:value="11475695" calcext:value-type="float">
            <text:p><text:s text:c="3"/>11,475,695</text:p>
          </table:table-cell>
          <table:table-cell table:style-name="ce36" office:value-type="float" office:value="11722438" calcext:value-type="float">
            <text:p><text:s text:c="3"/>11,722,438</text:p>
          </table:table-cell>
          <table:table-cell table:style-name="ce53" office:value-type="float" office:value="97.9" calcext:value-type="float">
            <text:p>97.90</text:p>
          </table:table-cell>
          <table:table-cell table:style-name="ce53" office:value-type="float" office:value="640.88" calcext:value-type="float">
            <text:p>640.88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4" calcext:value-type="float">
            <text:p><text:s text:c="3"/>142,474</text:p>
          </table:table-cell>
          <table:table-cell table:style-name="ce36" office:value-type="float" office:value="9113845" calcext:value-type="float">
            <text:p><text:s text:c="3"/>9,113,845</text:p>
          </table:table-cell>
          <table:table-cell table:style-name="ce36" office:value-type="float" office:value="23313550" calcext:value-type="float">
            <text:p><text:s text:c="3"/>23,313,550</text:p>
          </table:table-cell>
          <table:table-cell table:style-name="ce36" office:value-type="float" office:value="11520183" calcext:value-type="float">
            <text:p><text:s text:c="3"/>11,520,183</text:p>
          </table:table-cell>
          <table:table-cell table:style-name="ce36" office:value-type="float" office:value="11793367" calcext:value-type="float">
            <text:p><text:s text:c="3"/>11,793,367</text:p>
          </table:table-cell>
          <table:table-cell table:style-name="ce53" office:value-type="float" office:value="97.68" calcext:value-type="float">
            <text:p>97.68</text:p>
          </table:table-cell>
          <table:table-cell table:style-name="ce53" office:value-type="float" office:value="644.07" calcext:value-type="float">
            <text:p>644.0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90" calcext:value-type="float">
            <text:p><text:s text:c="3"/>142,490</text:p>
          </table:table-cell>
          <table:table-cell table:style-name="ce36" office:value-type="float" office:value="9128914" calcext:value-type="float">
            <text:p><text:s text:c="3"/>9,128,914</text:p>
          </table:table-cell>
          <table:table-cell table:style-name="ce36" office:value-type="float" office:value="23332929" calcext:value-type="float">
            <text:p><text:s text:c="3"/>23,332,929</text:p>
          </table:table-cell>
          <table:table-cell table:style-name="ce36" office:value-type="float" office:value="11527152" calcext:value-type="float">
            <text:p><text:s text:c="3"/>11,527,152</text:p>
          </table:table-cell>
          <table:table-cell table:style-name="ce36" office:value-type="float" office:value="11805777" calcext:value-type="float">
            <text:p><text:s text:c="3"/>11,805,777</text:p>
          </table:table-cell>
          <table:table-cell table:style-name="ce53" office:value-type="float" office:value="97.64" calcext:value-type="float">
            <text:p>97.64</text:p>
          </table:table-cell>
          <table:table-cell table:style-name="ce53" office:value-type="float" office:value="644.61" calcext:value-type="float">
            <text:p>644.61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4" office:value-type="float" office:value="0.0258197779499096" calcext:value-type="float">
            <text:p>0.03</text:p>
          </table:table-cell>
          <table:table-cell table:style-name="ce24" office:value-type="float" office:value="0.00772043599407632" calcext:value-type="float">
            <text:p>0.01</text:p>
          </table:table-cell>
          <table:table-cell table:style-name="ce24" office:value-type="float" office:value="1.3856840377404" calcext:value-type="float">
            <text:p>1.39</text:p>
          </table:table-cell>
          <table:table-cell table:style-name="ce24" office:value-type="float" office:value="0.274777707378889" calcext:value-type="float">
            <text:p>0.27</text:p>
          </table:table-cell>
          <table:table-cell table:style-name="ce24" office:value-type="float" office:value="0.033419243322725" calcext:value-type="float">
            <text:p>0.03</text:p>
          </table:table-cell>
          <table:table-cell table:style-name="ce24" office:value-type="float" office:value="0.511566370302639" calcext:value-type="float">
            <text:p>0.51</text:p>
          </table:table-cell>
          <table:table-cell table:style-name="ce24" office:value-type="float" office:value="-0.479054122923248" calcext:value-type="float">
            <text:p>–0.48</text:p>
          </table:table-cell>
          <table:table-cell table:style-name="ce24" office:value-type="float" office:value="0.27534067575135" calcext:value-type="float">
            <text:p>0.28</text:p>
          </table:table-cell>
          <table:table-cell table:style-name="ce24" office:value-type="float" office:value="-0.775193798449613" calcext:value-type="float">
            <text:p>–0.78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0.0112301191796398" calcext:value-type="float">
            <text:p>0.01</text:p>
          </table:table-cell>
          <table:table-cell table:style-name="ce25" office:value-type="float" office:value="0.165341850777581" calcext:value-type="float">
            <text:p>0.17</text:p>
          </table:table-cell>
          <table:table-cell table:style-name="ce25" office:value-type="float" office:value="0.0831233338552044" calcext:value-type="float">
            <text:p>0.08</text:p>
          </table:table-cell>
          <table:table-cell table:style-name="ce25" office:value-type="float" office:value="0.0604938306969603" calcext:value-type="float">
            <text:p>0.06</text:p>
          </table:table-cell>
          <table:table-cell table:style-name="ce25" office:value-type="float" office:value="0.105228642507267" calcext:value-type="float">
            <text:p>0.11</text:p>
          </table:table-cell>
          <table:table-cell table:style-name="ce25" office:value-type="float" office:value="-0.0409500409500473" calcext:value-type="float">
            <text:p>–0.04</text:p>
          </table:table-cell>
          <table:table-cell table:style-name="ce25" office:value-type="float" office:value="0.0838418184358786" calcext:value-type="float">
            <text:p>0.08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3 月 底" calcext:value-type="string">
            <text:p><text:s/>中 華 民 國 <text:s/>112 年 3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490" calcext:value-type="float">
            <text:p><text:s text:c="3"/>142,490</text:p>
          </table:table-cell>
          <table:table-cell table:style-name="ce35" office:value-type="float" office:value="9128914" calcext:value-type="float">
            <text:p><text:s text:c="3"/>9,128,914</text:p>
          </table:table-cell>
          <table:table-cell table:style-name="ce35" office:value-type="float" office:value="23332929" calcext:value-type="float">
            <text:p><text:s text:c="3"/>23,332,929</text:p>
          </table:table-cell>
          <table:table-cell table:style-name="ce35" office:value-type="float" office:value="11527152" calcext:value-type="float">
            <text:p><text:s text:c="3"/>11,527,152</text:p>
          </table:table-cell>
          <table:table-cell table:style-name="ce35" office:value-type="float" office:value="11805777" calcext:value-type="float">
            <text:p><text:s text:c="3"/>11,805,777</text:p>
          </table:table-cell>
          <table:table-cell table:style-name="ce52" office:value-type="float" office:value="97.64" calcext:value-type="float">
            <text:p>97.64</text:p>
          </table:table-cell>
          <table:table-cell table:style-name="ce52" office:value-type="float" office:value="644.61" calcext:value-type="float">
            <text:p>644.61</text:p>
          </table:table-cell>
          <table:table-cell table:style-name="ce63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6" calcext:value-type="float">
            <text:p><text:s text:c="3"/>22,156</text:p>
          </table:table-cell>
          <table:table-cell table:style-name="ce35" office:value-type="float" office:value="1647554" calcext:value-type="float">
            <text:p><text:s text:c="3"/>1,647,554</text:p>
          </table:table-cell>
          <table:table-cell table:style-name="ce35" office:value-type="float" office:value="4013659" calcext:value-type="float">
            <text:p><text:s text:c="3"/>4,013,659</text:p>
          </table:table-cell>
          <table:table-cell table:style-name="ce35" office:value-type="float" office:value="1954933" calcext:value-type="float">
            <text:p><text:s text:c="3"/>1,954,933</text:p>
          </table:table-cell>
          <table:table-cell table:style-name="ce35" office:value-type="float" office:value="2058726" calcext:value-type="float">
            <text:p><text:s text:c="3"/>2,058,726</text:p>
          </table:table-cell>
          <table:table-cell table:style-name="ce52" office:value-type="float" office:value="94.96" calcext:value-type="float">
            <text:p>94.96</text:p>
          </table:table-cell>
          <table:table-cell table:style-name="ce52" office:value-type="float" office:value="1955.43" calcext:value-type="float">
            <text:p>1,955.43</text:p>
          </table:table-cell>
          <table:table-cell table:style-name="ce63" office:value-type="float" office:value="2.44" calcext:value-type="float">
            <text:p>2.44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2" calcext:value-type="float">
            <text:p><text:s text:c="3"/>9,572</text:p>
          </table:table-cell>
          <table:table-cell table:style-name="ce35" office:value-type="float" office:value="1055747" calcext:value-type="float">
            <text:p><text:s text:c="3"/>1,055,747</text:p>
          </table:table-cell>
          <table:table-cell table:style-name="ce35" office:value-type="float" office:value="2494813" calcext:value-type="float">
            <text:p><text:s text:c="3"/>2,494,813</text:p>
          </table:table-cell>
          <table:table-cell table:style-name="ce35" office:value-type="float" office:value="1182407" calcext:value-type="float">
            <text:p><text:s text:c="3"/>1,182,407</text:p>
          </table:table-cell>
          <table:table-cell table:style-name="ce35" office:value-type="float" office:value="1312406" calcext:value-type="float">
            <text:p><text:s text:c="3"/>1,312,406</text:p>
          </table:table-cell>
          <table:table-cell table:style-name="ce52" office:value-type="float" office:value="90.09" calcext:value-type="float">
            <text:p>90.09</text:p>
          </table:table-cell>
          <table:table-cell table:style-name="ce52" office:value-type="float" office:value="9178.87" calcext:value-type="float">
            <text:p>9,178.87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30" calcext:value-type="float">
            <text:p><text:s text:c="3"/>11,930</text:p>
          </table:table-cell>
          <table:table-cell table:style-name="ce35" office:value-type="float" office:value="884948" calcext:value-type="float">
            <text:p><text:s text:c="3"/>884,948</text:p>
          </table:table-cell>
          <table:table-cell table:style-name="ce35" office:value-type="float" office:value="2293509" calcext:value-type="float">
            <text:p><text:s text:c="3"/>2,293,509</text:p>
          </table:table-cell>
          <table:table-cell table:style-name="ce35" office:value-type="float" office:value="1132483" calcext:value-type="float">
            <text:p><text:s text:c="3"/>1,132,483</text:p>
          </table:table-cell>
          <table:table-cell table:style-name="ce35" office:value-type="float" office:value="1161026" calcext:value-type="float">
            <text:p><text:s text:c="3"/>1,161,026</text:p>
          </table:table-cell>
          <table:table-cell table:style-name="ce52" office:value-type="float" office:value="97.54" calcext:value-type="float">
            <text:p>97.54</text:p>
          </table:table-cell>
          <table:table-cell table:style-name="ce52" office:value-type="float" office:value="1878.46" calcext:value-type="float">
            <text:p>1,878.46</text:p>
          </table:table-cell>
          <table:table-cell table:style-name="ce63" office:value-type="float" office:value="2.59" calcext:value-type="float">
            <text:p>2.59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40746" calcext:value-type="float">
            <text:p><text:s text:c="3"/>1,040,746</text:p>
          </table:table-cell>
          <table:table-cell table:style-name="ce35" office:value-type="float" office:value="2826230" calcext:value-type="float">
            <text:p><text:s text:c="3"/>2,826,230</text:p>
          </table:table-cell>
          <table:table-cell table:style-name="ce35" office:value-type="float" office:value="1383583" calcext:value-type="float">
            <text:p><text:s text:c="3"/>1,383,583</text:p>
          </table:table-cell>
          <table:table-cell table:style-name="ce35" office:value-type="float" office:value="1442647" calcext:value-type="float">
            <text:p><text:s text:c="3"/>1,442,647</text:p>
          </table:table-cell>
          <table:table-cell table:style-name="ce52" office:value-type="float" office:value="95.91" calcext:value-type="float">
            <text:p>95.91</text:p>
          </table:table-cell>
          <table:table-cell table:style-name="ce52" office:value-type="float" office:value="1276.01" calcext:value-type="float">
            <text:p>1,276.01</text:p>
          </table:table-cell>
          <table:table-cell table:style-name="ce63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18865" calcext:value-type="float">
            <text:p><text:s text:c="3"/>718,865</text:p>
          </table:table-cell>
          <table:table-cell table:style-name="ce35" office:value-type="float" office:value="1856642" calcext:value-type="float">
            <text:p><text:s text:c="3"/>1,856,642</text:p>
          </table:table-cell>
          <table:table-cell table:style-name="ce35" office:value-type="float" office:value="922666" calcext:value-type="float">
            <text:p><text:s text:c="3"/>922,666</text:p>
          </table:table-cell>
          <table:table-cell table:style-name="ce35" office:value-type="float" office:value="933976" calcext:value-type="float">
            <text:p><text:s text:c="3"/>933,976</text:p>
          </table:table-cell>
          <table:table-cell table:style-name="ce52" office:value-type="float" office:value="98.79" calcext:value-type="float">
            <text:p>98.79</text:p>
          </table:table-cell>
          <table:table-cell table:style-name="ce52" office:value-type="float" office:value="847.14" calcext:value-type="float">
            <text:p>847.14</text:p>
          </table:table-cell>
          <table:table-cell table:style-name="ce63" office:value-type="float" office:value="2.58" calcext:value-type="float">
            <text:p>2.58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304" calcext:value-type="float">
            <text:p><text:s text:c="3"/>17,304</text:p>
          </table:table-cell>
          <table:table-cell table:style-name="ce35" office:value-type="float" office:value="1140434" calcext:value-type="float">
            <text:p><text:s text:c="3"/>1,140,434</text:p>
          </table:table-cell>
          <table:table-cell table:style-name="ce35" office:value-type="float" office:value="2733964" calcext:value-type="float">
            <text:p><text:s text:c="3"/>2,733,964</text:p>
          </table:table-cell>
          <table:table-cell table:style-name="ce35" office:value-type="float" office:value="1343368" calcext:value-type="float">
            <text:p><text:s text:c="3"/>1,343,368</text:p>
          </table:table-cell>
          <table:table-cell table:style-name="ce35" office:value-type="float" office:value="1390596" calcext:value-type="float">
            <text:p><text:s text:c="3"/>1,390,596</text:p>
          </table:table-cell>
          <table:table-cell table:style-name="ce52" office:value-type="float" office:value="96.6" calcext:value-type="float">
            <text:p>96.60</text:p>
          </table:table-cell>
          <table:table-cell table:style-name="ce52" office:value-type="float" office:value="926.19" calcext:value-type="float">
            <text:p>926.19</text:p>
          </table:table-cell>
          <table:table-cell table:style-name="ce63" office:value-type="float" office:value="2.4" calcext:value-type="float">
            <text:p>2.4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20" calcext:value-type="float">
            <text:p><text:s text:c="3"/>58,420</text:p>
          </table:table-cell>
          <table:table-cell table:style-name="ce35" office:value-type="float" office:value="2593681" calcext:value-type="float">
            <text:p><text:s text:c="3"/>2,593,681</text:p>
          </table:table-cell>
          <table:table-cell table:style-name="ce35" office:value-type="float" office:value="6957668" calcext:value-type="float">
            <text:p><text:s text:c="3"/>6,957,668</text:p>
          </table:table-cell>
          <table:table-cell table:style-name="ce35" office:value-type="float" office:value="3528909" calcext:value-type="float">
            <text:p><text:s text:c="3"/>3,528,909</text:p>
          </table:table-cell>
          <table:table-cell table:style-name="ce35" office:value-type="float" office:value="3428759" calcext:value-type="float">
            <text:p><text:s text:c="3"/>3,428,759</text:p>
          </table:table-cell>
          <table:table-cell table:style-name="ce52" office:value-type="float" office:value="102.92" calcext:value-type="float">
            <text:p>102.92</text:p>
          </table:table-cell>
          <table:table-cell table:style-name="ce52" office:value-type="float" office:value="277.09" calcext:value-type="float">
            <text:p>277.09</text:p>
          </table:table-cell>
          <table:table-cell table:style-name="ce63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1" calcext:value-type="float">
            <text:p><text:s text:c="3"/>3,661</text:p>
          </table:table-cell>
          <table:table-cell table:style-name="ce36" office:value-type="float" office:value="176604" calcext:value-type="float">
            <text:p><text:s text:c="3"/>176,604</text:p>
          </table:table-cell>
          <table:table-cell table:style-name="ce36" office:value-type="float" office:value="449510" calcext:value-type="float">
            <text:p><text:s text:c="3"/>449,510</text:p>
          </table:table-cell>
          <table:table-cell table:style-name="ce36" office:value-type="float" office:value="225939" calcext:value-type="float">
            <text:p><text:s text:c="3"/>225,939</text:p>
          </table:table-cell>
          <table:table-cell table:style-name="ce36" office:value-type="float" office:value="223571" calcext:value-type="float">
            <text:p><text:s text:c="3"/>223,571</text:p>
          </table:table-cell>
          <table:table-cell table:style-name="ce53" office:value-type="float" office:value="101.06" calcext:value-type="float">
            <text:p>101.06</text:p>
          </table:table-cell>
          <table:table-cell table:style-name="ce53" office:value-type="float" office:value="209.7" calcext:value-type="float">
            <text:p>209.70</text:p>
          </table:table-cell>
          <table:table-cell table:style-name="ce64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6983" calcext:value-type="float">
            <text:p><text:s text:c="3"/>216,983</text:p>
          </table:table-cell>
          <table:table-cell table:style-name="ce36" office:value-type="float" office:value="584454" calcext:value-type="float">
            <text:p><text:s text:c="3"/>584,454</text:p>
          </table:table-cell>
          <table:table-cell table:style-name="ce36" office:value-type="float" office:value="297754" calcext:value-type="float">
            <text:p><text:s text:c="3"/>297,754</text:p>
          </table:table-cell>
          <table:table-cell table:style-name="ce36" office:value-type="float" office:value="286700" calcext:value-type="float">
            <text:p><text:s text:c="3"/>286,700</text:p>
          </table:table-cell>
          <table:table-cell table:style-name="ce53" office:value-type="float" office:value="103.86" calcext:value-type="float">
            <text:p>103.86</text:p>
          </table:table-cell>
          <table:table-cell table:style-name="ce53" office:value-type="float" office:value="409.41" calcext:value-type="float">
            <text:p>409.41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7" calcext:value-type="float">
            <text:p><text:s text:c="3"/>4,697</text:p>
          </table:table-cell>
          <table:table-cell table:style-name="ce36" office:value-type="float" office:value="197495" calcext:value-type="float">
            <text:p><text:s text:c="3"/>197,495</text:p>
          </table:table-cell>
          <table:table-cell table:style-name="ce36" office:value-type="float" office:value="534910" calcext:value-type="float">
            <text:p><text:s text:c="3"/>534,910</text:p>
          </table:table-cell>
          <table:table-cell table:style-name="ce36" office:value-type="float" office:value="275318" calcext:value-type="float">
            <text:p><text:s text:c="3"/>275,318</text:p>
          </table:table-cell>
          <table:table-cell table:style-name="ce36" office:value-type="float" office:value="259592" calcext:value-type="float">
            <text:p><text:s text:c="3"/>259,592</text:p>
          </table:table-cell>
          <table:table-cell table:style-name="ce53" office:value-type="float" office:value="106.06" calcext:value-type="float">
            <text:p>106.06</text:p>
          </table:table-cell>
          <table:table-cell table:style-name="ce53" office:value-type="float" office:value="293.86" calcext:value-type="float">
            <text:p>293.86</text:p>
          </table:table-cell>
          <table:table-cell table:style-name="ce64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4" calcext:value-type="float">
            <text:p><text:s text:c="3"/>9,214</text:p>
          </table:table-cell>
          <table:table-cell table:style-name="ce36" office:value-type="float" office:value="403250" calcext:value-type="float">
            <text:p><text:s text:c="3"/>403,250</text:p>
          </table:table-cell>
          <table:table-cell table:style-name="ce36" office:value-type="float" office:value="1244148" calcext:value-type="float">
            <text:p><text:s text:c="3"/>1,244,148</text:p>
          </table:table-cell>
          <table:table-cell table:style-name="ce36" office:value-type="float" office:value="630962" calcext:value-type="float">
            <text:p><text:s text:c="3"/>630,962</text:p>
          </table:table-cell>
          <table:table-cell table:style-name="ce36" office:value-type="float" office:value="613186" calcext:value-type="float">
            <text:p><text:s text:c="3"/>613,186</text:p>
          </table:table-cell>
          <table:table-cell table:style-name="ce53" office:value-type="float" office:value="102.9" calcext:value-type="float">
            <text:p>102.90</text:p>
          </table:table-cell>
          <table:table-cell table:style-name="ce53" office:value-type="float" office:value="1158" calcext:value-type="float">
            <text:p>1,158.00</text:p>
          </table:table-cell>
          <table:table-cell table:style-name="ce64" office:value-type="float" office:value="3.09" calcext:value-type="float">
            <text:p>3.0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4" calcext:value-type="float">
            <text:p><text:s text:c="3"/>4,214</text:p>
          </table:table-cell>
          <table:table-cell table:style-name="ce36" office:value-type="float" office:value="179971" calcext:value-type="float">
            <text:p><text:s text:c="3"/>179,971</text:p>
          </table:table-cell>
          <table:table-cell table:style-name="ce36" office:value-type="float" office:value="479244" calcext:value-type="float">
            <text:p><text:s text:c="3"/>479,244</text:p>
          </table:table-cell>
          <table:table-cell table:style-name="ce36" office:value-type="float" office:value="244306" calcext:value-type="float">
            <text:p><text:s text:c="3"/>244,306</text:p>
          </table:table-cell>
          <table:table-cell table:style-name="ce36" office:value-type="float" office:value="234938" calcext:value-type="float">
            <text:p><text:s text:c="3"/>234,938</text:p>
          </table:table-cell>
          <table:table-cell table:style-name="ce53" office:value-type="float" office:value="103.99" calcext:value-type="float">
            <text:p>103.99</text:p>
          </table:table-cell>
          <table:table-cell table:style-name="ce53" office:value-type="float" office:value="116.71" calcext:value-type="float">
            <text:p>116.71</text:p>
          </table:table-cell>
          <table:table-cell table:style-name="ce64" office:value-type="float" office:value="2.66" calcext:value-type="float">
            <text:p>2.66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1" calcext:value-type="float">
            <text:p><text:s text:c="3"/>6,511</text:p>
          </table:table-cell>
          <table:table-cell table:style-name="ce36" office:value-type="float" office:value="245739" calcext:value-type="float">
            <text:p><text:s text:c="3"/>245,739</text:p>
          </table:table-cell>
          <table:table-cell table:style-name="ce36" office:value-type="float" office:value="662813" calcext:value-type="float">
            <text:p><text:s text:c="3"/>662,813</text:p>
          </table:table-cell>
          <table:table-cell table:style-name="ce36" office:value-type="float" office:value="342097" calcext:value-type="float">
            <text:p><text:s text:c="3"/>342,097</text:p>
          </table:table-cell>
          <table:table-cell table:style-name="ce36" office:value-type="float" office:value="320716" calcext:value-type="float">
            <text:p><text:s text:c="3"/>320,716</text:p>
          </table:table-cell>
          <table:table-cell table:style-name="ce53" office:value-type="float" office:value="106.67" calcext:value-type="float">
            <text:p>106.67</text:p>
          </table:table-cell>
          <table:table-cell table:style-name="ce53" office:value-type="float" office:value="513.48" calcext:value-type="float">
            <text:p>513.48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5" calcext:value-type="float">
            <text:p><text:s text:c="3"/>5,365</text:p>
          </table:table-cell>
          <table:table-cell table:style-name="ce36" office:value-type="float" office:value="185525" calcext:value-type="float">
            <text:p><text:s text:c="3"/>185,525</text:p>
          </table:table-cell>
          <table:table-cell table:style-name="ce36" office:value-type="float" office:value="487092" calcext:value-type="float">
            <text:p><text:s text:c="3"/>487,092</text:p>
          </table:table-cell>
          <table:table-cell table:style-name="ce36" office:value-type="float" office:value="252317" calcext:value-type="float">
            <text:p><text:s text:c="3"/>252,317</text:p>
          </table:table-cell>
          <table:table-cell table:style-name="ce36" office:value-type="float" office:value="234775" calcext:value-type="float">
            <text:p><text:s text:c="3"/>234,775</text:p>
          </table:table-cell>
          <table:table-cell table:style-name="ce53" office:value-type="float" office:value="107.47" calcext:value-type="float">
            <text:p>107.47</text:p>
          </table:table-cell>
          <table:table-cell table:style-name="ce53" office:value-type="float" office:value="255.87" calcext:value-type="float">
            <text:p>255.87</text:p>
          </table:table-cell>
          <table:table-cell table:style-name="ce64" office:value-type="float" office:value="2.63" calcext:value-type="float">
            <text:p>2.63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295678" calcext:value-type="float">
            <text:p><text:s text:c="3"/>295,678</text:p>
          </table:table-cell>
          <table:table-cell table:style-name="ce36" office:value-type="float" office:value="798016" calcext:value-type="float">
            <text:p><text:s text:c="3"/>798,016</text:p>
          </table:table-cell>
          <table:table-cell table:style-name="ce36" office:value-type="float" office:value="405154" calcext:value-type="float">
            <text:p><text:s text:c="3"/>405,154</text:p>
          </table:table-cell>
          <table:table-cell table:style-name="ce36" office:value-type="float" office:value="392862" calcext:value-type="float">
            <text:p><text:s text:c="3"/>392,862</text:p>
          </table:table-cell>
          <table:table-cell table:style-name="ce53" office:value-type="float" office:value="103.13" calcext:value-type="float">
            <text:p>103.13</text:p>
          </table:table-cell>
          <table:table-cell table:style-name="ce53" office:value-type="float" office:value="287.51" calcext:value-type="float">
            <text:p>287.51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79" calcext:value-type="float">
            <text:p><text:s text:c="3"/>2,379</text:p>
          </table:table-cell>
          <table:table-cell table:style-name="ce36" office:value-type="float" office:value="84346" calcext:value-type="float">
            <text:p><text:s text:c="3"/>84,346</text:p>
          </table:table-cell>
          <table:table-cell table:style-name="ce36" office:value-type="float" office:value="212259" calcext:value-type="float">
            <text:p><text:s text:c="3"/>212,259</text:p>
          </table:table-cell>
          <table:table-cell table:style-name="ce36" office:value-type="float" office:value="108523" calcext:value-type="float">
            <text:p><text:s text:c="3"/>108,523</text:p>
          </table:table-cell>
          <table:table-cell table:style-name="ce36" office:value-type="float" office:value="103736" calcext:value-type="float">
            <text:p><text:s text:c="3"/>103,736</text:p>
          </table:table-cell>
          <table:table-cell table:style-name="ce53" office:value-type="float" office:value="104.61" calcext:value-type="float">
            <text:p>104.61</text:p>
          </table:table-cell>
          <table:table-cell table:style-name="ce53" office:value-type="float" office:value="60.38" calcext:value-type="float">
            <text:p>60.38</text:p>
          </table:table-cell>
          <table:table-cell table:style-name="ce64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4" calcext:value-type="float">
            <text:p><text:s text:c="3"/>3,624</text:p>
          </table:table-cell>
          <table:table-cell table:style-name="ce36" office:value-type="float" office:value="128334" calcext:value-type="float">
            <text:p><text:s text:c="3"/>128,334</text:p>
          </table:table-cell>
          <table:table-cell table:style-name="ce36" office:value-type="float" office:value="318736" calcext:value-type="float">
            <text:p><text:s text:c="3"/>318,736</text:p>
          </table:table-cell>
          <table:table-cell table:style-name="ce36" office:value-type="float" office:value="160489" calcext:value-type="float">
            <text:p><text:s text:c="3"/>160,489</text:p>
          </table:table-cell>
          <table:table-cell table:style-name="ce36" office:value-type="float" office:value="158247" calcext:value-type="float">
            <text:p><text:s text:c="3"/>158,247</text:p>
          </table:table-cell>
          <table:table-cell table:style-name="ce53" office:value-type="float" office:value="101.42" calcext:value-type="float">
            <text:p>101.42</text:p>
          </table:table-cell>
          <table:table-cell table:style-name="ce53" office:value-type="float" office:value="68.86" calcext:value-type="float">
            <text:p>68.86</text:p>
          </table:table-cell>
          <table:table-cell table:style-name="ce64" office:value-type="float" office:value="2.48" calcext:value-type="float">
            <text:p>2.4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9" calcext:value-type="float">
            <text:p><text:s text:c="3"/>1,399</text:p>
          </table:table-cell>
          <table:table-cell table:style-name="ce36" office:value-type="float" office:value="42950" calcext:value-type="float">
            <text:p><text:s text:c="3"/>42,950</text:p>
          </table:table-cell>
          <table:table-cell table:style-name="ce36" office:value-type="float" office:value="107333" calcext:value-type="float">
            <text:p><text:s text:c="3"/>107,333</text:p>
          </table:table-cell>
          <table:table-cell table:style-name="ce36" office:value-type="float" office:value="55070" calcext:value-type="float">
            <text:p><text:s text:c="3"/>55,070</text:p>
          </table:table-cell>
          <table:table-cell table:style-name="ce36" office:value-type="float" office:value="52263" calcext:value-type="float">
            <text:p><text:s text:c="3"/>52,263</text:p>
          </table:table-cell>
          <table:table-cell table:style-name="ce53" office:value-type="float" office:value="105.37" calcext:value-type="float">
            <text:p>105.37</text:p>
          </table:table-cell>
          <table:table-cell table:style-name="ce53" office:value-type="float" office:value="846.05" calcext:value-type="float">
            <text:p>846.05</text:p>
          </table:table-cell>
          <table:table-cell table:style-name="ce64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1" calcext:value-type="float">
            <text:p><text:s text:c="3"/>3,321</text:p>
          </table:table-cell>
          <table:table-cell table:style-name="ce36" office:value-type="float" office:value="157612" calcext:value-type="float">
            <text:p><text:s text:c="3"/>157,612</text:p>
          </table:table-cell>
          <table:table-cell table:style-name="ce36" office:value-type="float" office:value="362177" calcext:value-type="float">
            <text:p><text:s text:c="3"/>362,177</text:p>
          </table:table-cell>
          <table:table-cell table:style-name="ce36" office:value-type="float" office:value="180361" calcext:value-type="float">
            <text:p><text:s text:c="3"/>180,361</text:p>
          </table:table-cell>
          <table:table-cell table:style-name="ce36" office:value-type="float" office:value="181816" calcext:value-type="float">
            <text:p><text:s text:c="3"/>181,816</text:p>
          </table:table-cell>
          <table:table-cell table:style-name="ce53" office:value-type="float" office:value="99.2" calcext:value-type="float">
            <text:p>99.20</text:p>
          </table:table-cell>
          <table:table-cell table:style-name="ce53" office:value-type="float" office:value="2728.08" calcext:value-type="float">
            <text:p>2,728.08</text:p>
          </table:table-cell>
          <table:table-cell table:style-name="ce64" office:value-type="float" office:value="2.3" calcext:value-type="float">
            <text:p>2.3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7" calcext:value-type="float">
            <text:p><text:s text:c="3"/>2,167</text:p>
          </table:table-cell>
          <table:table-cell table:style-name="ce36" office:value-type="float" office:value="176571" calcext:value-type="float">
            <text:p><text:s text:c="3"/>176,571</text:p>
          </table:table-cell>
          <table:table-cell table:style-name="ce36" office:value-type="float" office:value="453536" calcext:value-type="float">
            <text:p><text:s text:c="3"/>453,536</text:p>
          </table:table-cell>
          <table:table-cell table:style-name="ce36" office:value-type="float" office:value="223816" calcext:value-type="float">
            <text:p><text:s text:c="3"/>223,816</text:p>
          </table:table-cell>
          <table:table-cell table:style-name="ce36" office:value-type="float" office:value="229720" calcext:value-type="float">
            <text:p><text:s text:c="3"/>229,720</text:p>
          </table:table-cell>
          <table:table-cell table:style-name="ce53" office:value-type="float" office:value="97.43" calcext:value-type="float">
            <text:p>97.43</text:p>
          </table:table-cell>
          <table:table-cell table:style-name="ce53" office:value-type="float" office:value="4354.53" calcext:value-type="float">
            <text:p>4,354.53</text:p>
          </table:table-cell>
          <table:table-cell table:style-name="ce64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2623" calcext:value-type="float">
            <text:p><text:s text:c="3"/>102,623</text:p>
          </table:table-cell>
          <table:table-cell table:style-name="ce36" office:value-type="float" office:value="263440" calcext:value-type="float">
            <text:p><text:s text:c="3"/>263,440</text:p>
          </table:table-cell>
          <table:table-cell table:style-name="ce36" office:value-type="float" office:value="126803" calcext:value-type="float">
            <text:p><text:s text:c="3"/>126,803</text:p>
          </table:table-cell>
          <table:table-cell table:style-name="ce36" office:value-type="float" office:value="136637" calcext:value-type="float">
            <text:p><text:s text:c="3"/>136,637</text:p>
          </table:table-cell>
          <table:table-cell table:style-name="ce53" office:value-type="float" office:value="92.8" calcext:value-type="float">
            <text:p>92.80</text:p>
          </table:table-cell>
          <table:table-cell table:style-name="ce53" office:value-type="float" office:value="4388.79" calcext:value-type="float">
            <text:p>4,388.79</text:p>
          </table:table-cell>
          <table:table-cell table:style-name="ce64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6939" calcext:value-type="float">
            <text:p><text:s text:c="3"/>46,939</text:p>
          </table:table-cell>
          <table:table-cell table:style-name="ce35" office:value-type="float" office:value="156444" calcext:value-type="float">
            <text:p><text:s text:c="3"/>156,444</text:p>
          </table:table-cell>
          <table:table-cell table:style-name="ce35" office:value-type="float" office:value="78803" calcext:value-type="float">
            <text:p><text:s text:c="3"/>78,803</text:p>
          </table:table-cell>
          <table:table-cell table:style-name="ce35" office:value-type="float" office:value="77641" calcext:value-type="float">
            <text:p><text:s text:c="3"/>77,641</text:p>
          </table:table-cell>
          <table:table-cell table:style-name="ce52" office:value-type="float" office:value="101.5" calcext:value-type="float">
            <text:p>101.50</text:p>
          </table:table-cell>
          <table:table-cell table:style-name="ce52" office:value-type="float" office:value="866.94" calcext:value-type="float">
            <text:p>866.94</text:p>
          </table:table-cell>
          <table:table-cell table:style-name="ce63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267" calcext:value-type="float">
            <text:p><text:s text:c="3"/>43,267</text:p>
          </table:table-cell>
          <table:table-cell table:style-name="ce36" office:value-type="float" office:value="142455" calcext:value-type="float">
            <text:p><text:s text:c="3"/>142,455</text:p>
          </table:table-cell>
          <table:table-cell table:style-name="ce36" office:value-type="float" office:value="70724" calcext:value-type="float">
            <text:p><text:s text:c="3"/>70,724</text:p>
          </table:table-cell>
          <table:table-cell table:style-name="ce36" office:value-type="float" office:value="71731" calcext:value-type="float">
            <text:p><text:s text:c="3"/>71,731</text:p>
          </table:table-cell>
          <table:table-cell table:style-name="ce53" office:value-type="float" office:value="98.6" calcext:value-type="float">
            <text:p>98.60</text:p>
          </table:table-cell>
          <table:table-cell table:style-name="ce53" office:value-type="float" office:value="939.33" calcext:value-type="float">
            <text:p>939.33</text:p>
          </table:table-cell>
          <table:table-cell table:style-name="ce64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672" calcext:value-type="float">
            <text:p><text:s text:c="3"/>3,672</text:p>
          </table:table-cell>
          <table:table-cell table:style-name="ce36" office:value-type="float" office:value="13989" calcext:value-type="float">
            <text:p><text:s text:c="3"/>13,989</text:p>
          </table:table-cell>
          <table:table-cell table:style-name="ce36" office:value-type="float" office:value="8079" calcext:value-type="float">
            <text:p><text:s text:c="3"/>8,079</text:p>
          </table:table-cell>
          <table:table-cell table:style-name="ce36" office:value-type="float" office:value="5910" calcext:value-type="float">
            <text:p><text:s text:c="3"/>5,910</text:p>
          </table:table-cell>
          <table:table-cell table:style-name="ce53" office:value-type="float" office:value="136.7" calcext:value-type="float">
            <text:p>136.70</text:p>
          </table:table-cell>
          <table:table-cell table:style-name="ce53" office:value-type="float" office:value="485.73" calcext:value-type="float">
            <text:p>485.73</text:p>
          </table:table-cell>
          <table:table-cell table:style-name="ce64" office:value-type="float" office:value="3.81" calcext:value-type="float">
            <text:p>3.81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